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76">
            <text:p>17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67">
            <text:p>16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95">
            <text:p>195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style-name="ce1" office:value-type="float" office:value="3.5">
            <text:p>3,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164">
            <text:p>16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98">
            <text:p>19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float" office:value="2.5">
            <text:p>2,5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84">
            <text:p>18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158">
            <text:p>15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67">
            <text:p>167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70">
            <text:p>17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81">
            <text:p>181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97">
            <text:p>19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11-05-2016</text:date>, <text:time>11:3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11T11:03:47.68</meta:creation-date>
    <dc:date>2016-05-11T11:37:18.23</dc:date>
    <dc:creator>Cassiopeia </dc:creator>
    <meta:editing-duration>PT9S</meta:editing-duration>
    <meta:editing-cycles>1</meta:editing-cycles>
    <meta:document-statistic meta:table-count="3" meta:cell-count="672" meta:object-count="0"/>
    <meta:generator>OpenOffice/4.1.2$Win32 OpenOffice.org_project/412m3$Build-9782</meta:generator>
  </office:meta>
</office:document-meta>
</file>